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Lo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ngeLog.deleted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.deleted( Item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ngeLog.merge( ChangeLog oth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hangeLog.added( Item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.get( Item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ngeLog.modifiedR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.modified( NodeReferences r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.pus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angeLog.disconnec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angeLog.addedSt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ngeLog.hasUpdat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ngeLog.persist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hangeLog.modifiedSt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.get( NodeReferences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.modified( Item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ngeLog.deletedSt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.undo( ItemStateManager par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hangeLog.has( Item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